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" style:family="paragraph" style:parent-style-name="Standard">
      <style:text-properties style:font-name="Courier New" fo:font-size="10pt" fo:background-color="#ffff00" style:font-size-asian="10pt" style:font-name-complex="Courier New" style:font-size-complex="10pt"/>
    </style:style>
    <style:style style:name="P3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4" style:family="paragraph" style:parent-style-name="Standard">
      <style:text-properties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fo:font-size="14pt" style:font-size-asian="14pt" style:font-name-complex="Courier New" style:font-size-complex="14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  <style:style style:name="P8" style:family="paragraph" style:parent-style-name="Standard">
      <style:paragraph-properties fo:margin-left="0cm" fo:margin-right="0cm" fo:text-indent="1.251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>Actividad Tema 4</text:p>
      <text:p text:style-name="P7"/>
      <text:p text:style-name="P8">Mantenimiento de Equipos Informáticos</text:p>
      <text:p text:style-name="P8">Curso 2008-2009</text:p>
      <text:p text:style-name="P8">Universidad de Granada</text:p>
      <text:p text:style-name="P8">Rubén Dugo Martín</text:p>
      <text:p text:style-name="P6"/>
      <text:p text:style-name="P3"/>
      <text:p text:style-name="P3"/>
      <text:p text:style-name="P5">a. ¿Para qué sirve la opción “Quick Power On Self Test” del BIOS SETUP?</text:p>
      <text:p text:style-name="P4"/>
      <text:p text:style-name="P4"/>
      <text:p text:style-name="P1"><text:tab/>Activar esta opción causa que las rutinas POST (Power On Self-Test) se salten alguna comprobación, de forma que logramos un arranque más rápido.</text:p>
      <text:p text:style-name="P1"/>
      <text:p text:style-name="P1"><text:tab/>La principal (y más lenta) comprobación que se suele saltar es la que corresponde a la memoria extendida.</text:p>
      <text:p text:style-name="P1"/>
      <text:p text:style-name="P1"><text:tab/>Personalmente suelo activar esta opción ya que se logra un arranque notablemente más rápido.</text:p>
      <text:p text:style-name="P1"/>
      <text:p text:style-name="P1"/>
      <text:p text:style-name="P1"/>
      <text:p text:style-name="P5">b. ¿Cómo se pueden visualizar los códigos POST?</text:p>
      <text:p text:style-name="P1"/>
      <text:p text:style-name="P1"/>
      <text:p text:style-name="P1"><text:tab/>Generalmente estos códigos se representan en forma de pitidos y, si es posible, se muestran en la esquina superior izquierda de la pantalla.</text:p>
      <text:p text:style-name="P1"/>
      <text:p text:style-name="P1"><text:tab/>Aprovechando que el código es enviado por el puerto 80h de E/S, existen dispositivos que conectados al puerto serie (COM) muestran el código en hexadecimal, también existen dispositivos con conexión PCI o ISA que lo visualizan, aunque existen algunas placas base que ya lo traen integr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auBn</meta:initial-creator>
    <meta:creation-date>2009-04-14T22:51:37</meta:creation-date>
    <dc:creator>RauBn</dc:creator>
    <dc:date>2009-04-14T23:20:34</dc:date>
    <meta:editing-cycles>7</meta:editing-cycles>
    <meta:editing-duration>PT28M59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12" meta:word-count="164" meta:character-count="1002"/>
  </office:meta>
</office:document-meta>
</file>